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Heading_20_1">
      <style:text-properties officeooo:paragraph-rsid="000f5e9f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Seans 1: Finansal Okuryazarlığa Giriş (20–30 dk)</text:span></text:h>
      <text:p text:style-name="Text_20_body"><text:span text:style-name="Strong_20_Emphasis">Teorik İçerik:</text:span></text:p>
      <text:list text:style-name="L1">
        <text:list-item>
          <text:p text:style-name="P1"><text:span text:style-name="Strong_20_Emphasis">Para ve Finansal Okuryazarlık</text:span></text:p>
          <text:list>
            <text:list-item>
              <text:p text:style-name="P1">Para, mal ve hizmet değiş tokuşunun kolaylaştırıcısıdır.</text:p>
            </text:list-item>
            <text:list-item>
              <text:p text:style-name="P1">Finansal okuryazarlık: Gelir, gider, tasarruf ve yatırım konularında bilinçli karar verebilme yeteneğidir.</text:p>
            </text:list-item>
          </text:list>
        </text:list-item>
        <text:list-item>
          <text:p text:style-name="P1"><text:span text:style-name="Strong_20_Emphasis">Gelir ve Gider Kavramları</text:span></text:p>
          <text:list>
            <text:list-item>
              <text:p text:style-name="P1">Gelir: Kişiye düzenli olarak sağlanan kazanç (maaş, burs, ek iş).</text:p>
            </text:list-item>
            <text:list-item>
              <text:p text:style-name="P1">Gider: Harcanan para veya kaynaklar (kira, yemek, ulaşım).</text:p>
            </text:list-item>
          </text:list>
        </text:list-item>
        <text:list-item>
          <text:p text:style-name="P1"><text:span text:style-name="Strong_20_Emphasis">Tasarruf Kavramı</text:span></text:p>
          <text:list>
            <text:list-item>
              <text:p text:style-name="P1">Gelirden belirli bir kısmını biriktirme.</text:p>
            </text:list-item>
            <text:list-item>
              <text:p text:style-name="P1">Acil durumlar ve gelecekteki hedefler için önemlidir.</text:p>
            </text:list-item>
          </text:list>
        </text:list-item>
        <text:list-item>
          <text:p text:style-name="P1"><text:span text:style-name="Strong_20_Emphasis">Kişisel Finans Döngüsü</text:span></text:p>
          <text:list>
            <text:list-item>
              <text:p text:style-name="P1">Gelir → Harcama → Tasarruf → Yatırım</text:p>
            </text:list-item>
            <text:list-item>
              <text:p text:style-name="P1">Bu döngüyü dengelemek finansal sağlığın temelidir.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2: Bütçe ve Harcama Yönetimi (20 dk)</text:span></text:h>
      <text:p text:style-name="Text_20_body"><text:span text:style-name="Strong_20_Emphasis">Teorik İçerik:</text:span></text:p>
      <text:list text:style-name="L2">
        <text:list-item>
          <text:p text:style-name="P2"><text:span text:style-name="Strong_20_Emphasis">Bütçe Nedir ve Önemi</text:span></text:p>
          <text:list>
            <text:list-item>
              <text:p text:style-name="P2">Gelir ve giderlerin planlanmasıdır.</text:p>
            </text:list-item>
            <text:list-item>
              <text:p text:style-name="P2">Mali disiplin ve hedeflere ulaşmayı sağlar.</text:p>
            </text:list-item>
          </text:list>
        </text:list-item>
        <text:list-item>
          <text:p text:style-name="P2"><text:span text:style-name="Strong_20_Emphasis">Bütçe Yöntemleri</text:span></text:p>
          <text:list>
            <text:list-item>
              <text:p text:style-name="P2"><text:span text:style-name="Strong_20_Emphasis">50/30/20 Kuralı:</text:span></text:p>
              <text:list>
                <text:list-item>
                  <text:p text:style-name="P2">%50: Temel ihtiyaçlar (kira, yiyecek, faturalar)</text:p>
                </text:list-item>
                <text:list-item>
                  <text:p text:style-name="P2">%30: İstekler (eğlence, hobiler)</text:p>
                </text:list-item>
                <text:list-item>
                  <text:p text:style-name="P2">%20: Tasarruf ve borç ödemesi</text:p>
                </text:list-item>
              </text:list>
            </text:list-item>
          </text:list>
        </text:list-item>
        <text:list-item>
          <text:p text:style-name="P2"><text:span text:style-name="Strong_20_Emphasis">Harcama Kategorileri ve Önceliklendirme</text:span></text:p>
          <text:list>
            <text:list-item>
              <text:p text:style-name="P2">İhtiyaç vs istek ayrımı</text:p>
            </text:list-item>
            <text:list-item>
              <text:p text:style-name="P2">Gereksiz harcamalardan kaçınma</text:p>
            </text:list-item>
            <text:list-item>
              <text:p text:style-name="P2">Bütçe hedeflerini kısa ve uzun vadede planlama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3" text:outline-level="1"><text:soft-page-break/><text:span text:style-name="Strong_20_Emphasis">Seans 3: Tasarruf ve Acil Durum Fonları (20 dk)</text:span></text:h>
      <text:p text:style-name="Text_20_body"><text:span text:style-name="Strong_20_Emphasis">Teorik İçerik:</text:span></text:p>
      <text:list text:style-name="L3">
        <text:list-item>
          <text:p text:style-name="P4"><text:span text:style-name="Strong_20_Emphasis">Tasarrufun Önemi</text:span></text:p>
          <text:list>
            <text:list-item>
              <text:p text:style-name="P4">Ani harcamalara veya gelir kaybına karşı koruma sağlar.</text:p>
            </text:list-item>
            <text:list-item>
              <text:p text:style-name="P4">Finansal güvenlik ve bağımsızlık sağlar.</text:p>
            </text:list-item>
          </text:list>
        </text:list-item>
        <text:list-item>
          <text:p text:style-name="P4"><text:span text:style-name="Strong_20_Emphasis">Acil Durum Fonu</text:span></text:p>
          <text:list>
            <text:list-item>
              <text:p text:style-name="P4">Önerilen büyüklük: 3–6 aylık temel giderler</text:p>
            </text:list-item>
            <text:list-item>
              <text:p text:style-name="P4">Amaç: beklenmedik sağlık harcamaları, iş kaybı veya acil durumlar.</text:p>
            </text:list-item>
          </text:list>
        </text:list-item>
        <text:list-item>
          <text:p text:style-name="P4"><text:span text:style-name="Strong_20_Emphasis">Hedef Belirleme</text:span></text:p>
          <text:list>
            <text:list-item>
              <text:p text:style-name="P4">Kısa vadeli (1 yıl): Tatil, küçük cihaz</text:p>
            </text:list-item>
            <text:list-item>
              <text:p text:style-name="P4">Orta vadeli (1–5 yıl): Araba, evin küçük tamiratı</text:p>
            </text:list-item>
            <text:list-item>
              <text:p text:style-name="P4">Uzun vadeli (5+ yıl): Ev, emeklilik, yatırım fonları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4: Borç ve Kredi Yönetimi (20 dk)</text:span></text:h>
      <text:p text:style-name="Text_20_body"><text:span text:style-name="Strong_20_Emphasis">Teorik İçerik:</text:span></text:p>
      <text:list text:style-name="L4">
        <text:list-item>
          <text:p text:style-name="P5"><text:span text:style-name="Strong_20_Emphasis">Borç Türleri</text:span></text:p>
          <text:list>
            <text:list-item>
              <text:p text:style-name="P5">Kredi: Bankadan alınan geri ödemeli para</text:p>
            </text:list-item>
            <text:list-item>
              <text:p text:style-name="P5">Kredi kartı borcu: Taksitli veya peşin ödemeli</text:p>
            </text:list-item>
            <text:list-item>
              <text:p text:style-name="P5">Diğer borçlar: Arkadaş/ailen borçları, kredi notuna etkiler</text:p>
            </text:list-item>
          </text:list>
        </text:list-item>
        <text:list-item>
          <text:p text:style-name="P5"><text:span text:style-name="Strong_20_Emphasis">Faiz ve Borç Maliyeti</text:span></text:p>
          <text:list>
            <text:list-item>
              <text:p text:style-name="P5">Borçta faiz, ödenen ekstra maliyettir</text:p>
            </text:list-item>
            <text:list-item>
              <text:p text:style-name="P5">Faiz oranı ve süre borcun toplam maliyetini belirler</text:p>
            </text:list-item>
          </text:list>
        </text:list-item>
        <text:list-item>
          <text:p text:style-name="P5"><text:span text:style-name="Strong_20_Emphasis">Borç Yönetim Stratejileri</text:span></text:p>
          <text:list>
            <text:list-item>
              <text:p text:style-name="P5">Öncelikli borç ödeme (en yüksek faizli önce)</text:p>
            </text:list-item>
            <text:list-item>
              <text:p text:style-name="P5">Minimum ödeme tuzağından kaçınma</text:p>
            </text:list-item>
            <text:list-item>
              <text:p text:style-name="P5">Gereksiz borçlardan uzak durma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5: Bankacılık ve Finansal Ürünler (20 dk)</text:span></text:h>
      <text:p text:style-name="Text_20_body"><text:span text:style-name="Strong_20_Emphasis">Teorik İçerik:</text:span></text:p>
      <text:list text:style-name="L5">
        <text:list-item>
          <text:p text:style-name="P6"><text:span text:style-name="Strong_20_Emphasis">Banka Hesap Türleri</text:span></text:p>
          <text:list>
            <text:list-item>
              <text:p text:style-name="P6">Vadesiz hesap: Günlük harcamalar, nakit yönetimi</text:p>
            </text:list-item>
            <text:list-item>
              <text:p text:style-name="P6">Vadeli hesap: Faiz kazancı, tasarruf amaçlı</text:p>
            </text:list-item>
          </text:list>
        </text:list-item>
        <text:list-item>
          <text:p text:style-name="P6"><text:span text:style-name="Strong_20_Emphasis">Finansal Ürünler</text:span></text:p>
          <text:list>
            <text:list-item>
              <text:p text:style-name="P6">Mevduat: Faiz getirisi, düşük risk</text:p>
            </text:list-item>
            <text:list-item>
              <text:p text:style-name="P6">Bono: Sabit getiri, belirli süreli yatırım</text:p>
            </text:list-item>
            <text:list-item>
              <text:p text:style-name="P6">Yatırım fonları: Hisse ve tahvil karması, risk dağılımı</text:p>
            </text:list-item>
          </text:list>
        </text:list-item>
        <text:list-item>
          <text:p text:style-name="P6"><text:span text:style-name="Strong_20_Emphasis">Dijital Bankacılık</text:span></text:p>
          <text:list>
            <text:list-item>
              <text:p text:style-name="P6">Online ödeme ve para transferi</text:p>
            </text:list-item>
            <text:list-item>
              <text:p text:style-name="P6">Dijital cüzdan ve mobil bankacılık avantajları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6: Yatırım Temelleri (25 dk)</text:span></text:h>
      <text:p text:style-name="Text_20_body"><text:span text:style-name="Strong_20_Emphasis">Teorik İçerik:</text:span></text:p>
      <text:list text:style-name="L6">
        <text:list-item>
          <text:p text:style-name="P7"><text:span text:style-name="Strong_20_Emphasis">Yatırım Araçları</text:span></text:p>
          <text:list>
            <text:list-item>
              <text:p text:style-name="P7">Hisse senedi: Şirket hissesi alımı, değer artışı ve temettü</text:p>
            </text:list-item>
            <text:list-item>
              <text:p text:style-name="P7">Tahvil: Borçlanma aracı, sabit getiri</text:p>
            </text:list-item>
            <text:list-item>
              <text:p text:style-name="P7">Yatırım fonu: Hisse ve tahvil karması</text:p>
            </text:list-item>
            <text:list-item>
              <text:p text:style-name="P7">Kripto para: Yüksek risk, volatilite</text:p>
            </text:list-item>
          </text:list>
        </text:list-item>
        <text:list-item>
          <text:p text:style-name="P7"><text:span text:style-name="Strong_20_Emphasis">Risk ve Getiri İlişkisi</text:span></text:p>
          <text:list>
            <text:list-item>
              <text:p text:style-name="P7">Yüksek risk = potansiyel yüksek getiri</text:p>
            </text:list-item>
            <text:list-item>
              <text:p text:style-name="P7">Düşük risk = daha stabil ama sınırlı getiri</text:p>
            </text:list-item>
          </text:list>
        </text:list-item>
        <text:list-item>
          <text:p text:style-name="P7"><text:span text:style-name="Strong_20_Emphasis">Temel Yatırım Stratejileri</text:span></text:p>
          <text:list>
            <text:list-item>
              <text:p text:style-name="P7">Çeşitlendirme (diversification)</text:p>
            </text:list-item>
            <text:list-item>
              <text:p text:style-name="P7">Uzun vadeli yatırım</text:p>
            </text:list-item>
            <text:list-item>
              <text:p text:style-name="P7">Küçük ama düzenli yatırımlar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7: Sigorta ve Finansal Güvence (20 dk)</text:span></text:h>
      <text:p text:style-name="Text_20_body"><text:span text:style-name="Strong_20_Emphasis">Teorik İçerik:</text:span></text:p>
      <text:list text:style-name="L7">
        <text:list-item>
          <text:p text:style-name="P8"><text:span text:style-name="Strong_20_Emphasis">Sigorta Nedir ve Önemi</text:span></text:p>
          <text:list>
            <text:list-item>
              <text:p text:style-name="P8">Riskleri paylaşma ve finansal güvence sağlama</text:p>
            </text:list-item>
            <text:list-item>
              <text:p text:style-name="P8">Ani harcamalara karşı koruma</text:p>
            </text:list-item>
          </text:list>
        </text:list-item>
        <text:list-item>
          <text:p text:style-name="P8"><text:span text:style-name="Strong_20_Emphasis">Sigorta Türleri</text:span></text:p>
          <text:list>
            <text:list-item>
              <text:p text:style-name="P8">Sağlık sigortası: Tedavi ve hastane masrafları</text:p>
            </text:list-item>
            <text:list-item>
              <text:p text:style-name="P8">Hayat sigortası: Ailenin maddi güvenliği</text:p>
            </text:list-item>
            <text:list-item>
              <text:p text:style-name="P8">Mal ve araç sigortası: Hasar ve kayıplara karşı koruma</text:p>
            </text:list-item>
          </text:list>
        </text:list-item>
        <text:list-item>
          <text:p text:style-name="P8"><text:span text:style-name="Strong_20_Emphasis">Risk Yönetimi</text:span></text:p>
          <text:list>
            <text:list-item>
              <text:p text:style-name="P8">Sigorta ile riskin minimize edilmesi</text:p>
            </text:list-item>
            <text:list-item>
              <text:p text:style-name="P8">Sigortanın tasarruf ile ilişkisi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8: Finansal Planlama ve Gelecek Tasarımı (25 dk)</text:span></text:h>
      <text:p text:style-name="Text_20_body"><text:span text:style-name="Strong_20_Emphasis">Teorik İçerik:</text:span></text:p>
      <text:list text:style-name="L8">
        <text:list-item>
          <text:p text:style-name="P9"><text:span text:style-name="Strong_20_Emphasis">Finansal Hedef Belirleme</text:span></text:p>
          <text:list>
            <text:list-item>
              <text:p text:style-name="P9">Kısa vadeli: 1 yıl, küçük hedefler</text:p>
            </text:list-item>
            <text:list-item>
              <text:p text:style-name="P9">Orta vadeli: 1–5 yıl, orta büyüklükte hedefler</text:p>
            </text:list-item>
            <text:list-item>
              <text:p text:style-name="P9">Uzun vadeli: 5+ yıl, büyük hedefler (emeklilik, ev)</text:p>
            </text:list-item>
          </text:list>
        </text:list-item>
        <text:list-item>
          <text:p text:style-name="P9"><text:span text:style-name="Strong_20_Emphasis">Emeklilik Planlaması</text:span></text:p>
          <text:list>
            <text:list-item>
              <text:p text:style-name="P9">Erken tasarruf avantajı</text:p>
            </text:list-item>
            <text:list-item>
              <text:p text:style-name="P9">Yatırım ve bileşik getiri (compound interest)</text:p>
            </text:list-item>
          </text:list>
        </text:list-item>
        <text:list-item>
          <text:p text:style-name="P9"><text:span text:style-name="Strong_20_Emphasis">Tasarruf ve Yatırım Stratejileri</text:span></text:p>
          <text:list>
            <text:list-item>
              <text:p text:style-name="P9">Gelir-gider dengesi</text:p>
            </text:list-item>
            <text:list-item>
              <text:p text:style-name="P9">Tasarruf ve yatırımın sürekliliği</text:p>
            </text:list-item>
            <text:list-item>
              <text:p text:style-name="P9">Finansal bağımsızlık hedefi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2:48:20.779887114</meta:creation-date>
    <dc:date>2025-12-11T12:05:37.066999900</dc:date>
    <meta:editing-duration>PT3M27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8" meta:paragraph-count="104" meta:word-count="613" meta:character-count="3730" meta:non-whitespace-character-count="3313"/>
  </office:meta>
</office:document-meta>
</file>